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5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2" style:family="paragraph" style:parent-style-name="Contents_20_5" style:list-style-name="L1">
      <style:paragraph-properties fo:line-height="150%">
        <style:tab-stops>
          <style:tab-stop style:position="5.7138in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 fo:margin-left="0in" fo:margin-right="0in" fo:line-height="150%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862in" fo:text-indent="-0.25in" fo:margin-left="0.286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362in" fo:text-indent="-0.25in" fo:margin-left="0.536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62in" fo:text-indent="-0.25in" fo:margin-left="0.786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62in" fo:text-indent="-0.25in" fo:margin-left="1.286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62in" fo:text-indent="-0.25in" fo:margin-left="1.536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62in" fo:text-indent="-0.25in" fo:margin-left="1.786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62in" fo:text-indent="-0.25in" fo:margin-left="2.036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62in" fo:text-indent="-0.25in" fo:margin-left="2.286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62in" fo:text-indent="-0.25in" fo:margin-left="2.536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fense outline</text:h>
      <text:p text:style-name="P3"/>
      <text:list xml:id="list5649931194349014153" text:style-name="L1">
        <text:list-item>
          <text:p text:style-name="P2">Thesis is a solution to classic problem</text:p>
          <text:list>
            <text:list-item>
              <text:p text:style-name="P2">too much data, not enough personnel, time, or resources</text:p>
            </text:list-item>
            <text:list-item>
              <text:p text:style-name="P2">Best Subset With Validation Algorithm (BeSiVa)</text:p>
            </text:list-item>
            <text:list-item>
              <text:p text:style-name="P2">BeSiVa created to help political campaigns</text:p>
              <text:list>
                <text:list-item>
                  <text:p text:style-name="P2">under live fire</text:p>
                </text:list-item>
              </text:list>
            </text:list-item>
            <text:list-item>
              <text:p text:style-name="P2">Explain circumstances that led to development</text:p>
            </text:list-item>
            <text:list-item>
              <text:p text:style-name="P2">Describe how it works</text:p>
            </text:list-item>
            <text:list-item>
              <text:p text:style-name="P2">compare to preexisting variable selection methods</text:p>
            </text:list-item>
          </text:list>
        </text:list-item>
        <text:list-item>
          <text:p text:style-name="P2">Started with my hiring in summer 2013</text:p>
          <text:list>
            <text:list-item>
              <text:p text:style-name="P2">Hired by Activate as Account Executive</text:p>
            </text:list-item>
            <text:list-item>
              <text:p text:style-name="P2">Brought on to develop new means of analyzing campaign data</text:p>
              <text:list>
                <text:list-item>
                  <text:p text:style-name="P2">had several modeling projects for different races</text:p>
                </text:list-item>
                <text:list-item>
                  <text:p text:style-name="P2">Same problem kept coming up</text:p>
                </text:list-item>
              </text:list>
            </text:list-item>
            <text:list-item>
              <text:p text:style-name="P2">problem is common in big data</text:p>
              <text:list>
                <text:list-item>
                  <text:p text:style-name="P2">Large sets of independent variables </text:p>
                </text:list-item>
                <text:list-item>
                  <text:p text:style-name="P2">glm works, but no way to sift through variables and find relevant ones</text:p>
                </text:list-item>
                <text:list-item>
                  <text:p text:style-name="P2">different variables may be relevant for every project</text:p>
                  <text:list>
                    <text:list-item>
                      <text:p text:style-name="P2">New York City municipal race v Ohio Statewide Ballot Initiative</text:p>
                    </text:list-item>
                  </text:list>
                </text:list-item>
                <text:list-item>
                  <text:p text:style-name="P2">Need to make a prediction of support for each voter</text:p>
                </text:list-item>
              </text:list>
            </text:list-item>
            <text:list-item>
              <text:p text:style-name="P2">Came to a head with Wakefield campaign for KS second House district</text:p>
            </text:list-item>
            <text:list-item>
              <text:p text:style-name="P2">Solved the problem by creating a new Algorithm, BeSiVa, which allows for prediction </text:p>
            </text:list-item>
          </text:list>
        </text:list-item>
        <text:list-item>
          <text:p text:style-name="P2">An Overview of the Independent Variables</text:p>
          <text:list>
            <text:list-item>
              <text:p text:style-name="P2">Wakefield data was pretty representative</text:p>
            </text:list-item>
            <text:list-item>
              <text:p text:style-name="P2">provided by Kansas Democratic party</text:p>
            </text:list-item>
            <text:list-item>
              <text:p text:style-name="P2">313 columns initially</text:p>
            </text:list-item>
            <text:list-item>
              <text:p text:style-name="P2">Examples of IVs</text:p>
              <text:list>
                <text:list-item>
                  <text:p text:style-name="P2">What party are they and did they vote?</text:p>
                </text:list-item>
                <text:list-item>
                  <text:p text:style-name="P2">Do people have home mortgages or a car lease?</text:p>
                </text:list-item>
                <text:list-item>
                  <text:p text:style-name="P2">Do they smoke heavily or subscribe to hunting magazines? </text:p>
                </text:list-item>
              </text:list>
            </text:list-item>
            <text:list-item>
              <text:p text:style-name="P2">Trimmed down in ad hoc fashion</text:p>
            </text:list-item>
            <text:list-item>
              <text:p text:style-name="P2"><text:soft-page-break/>Even so, 184 IVs remain</text:p>
            </text:list-item>
            <text:list-item>
              <text:p text:style-name="P2">contained misssins that brought us down to 185 complete observations</text:p>
            </text:list-item>
          </text:list>
        </text:list-item>
        <text:list-item>
          <text:p text:style-name="P2">The Dependent Variable</text:p>
          <text:list>
            <text:list-item>
              <text:p text:style-name="P2">survey data, collected by Wakefield campaign volunteers</text:p>
            </text:list-item>
            <text:list-item>
              <text:p text:style-name="P2">Surveying Methodology (from appendix)</text:p>
              <text:list>
                <text:list-item>
                  <text:p text:style-name="P2">Predictive dialer was used</text:p>
                </text:list-item>
                <text:list-item>
                  <text:p text:style-name="P2">how a predictive dialer works</text:p>
                </text:list-item>
              </text:list>
            </text:list-item>
            <text:list-item>
              <text:p text:style-name="P2">Question types</text:p>
              <text:list>
                <text:list-item>
                  <text:p text:style-name="P2">Survey had 3 different question types</text:p>
                  <text:list>
                    <text:list-item>
                      <text:p text:style-name="P2">Warmup, to determine specifics about messaging</text:p>
                    </text:list-item>
                    <text:list-item>
                      <text:p text:style-name="P2">Issue, to determine nuance in messages</text:p>
                      <text:list>
                        <text:list-item>
                          <text:p text:style-name="P2">Issue included 2 messages, representing Wakefield and opposition</text:p>
                        </text:list-item>
                      </text:list>
                    </text:list-item>
                    <text:list-item>
                      <text:p text:style-name="P2">ID, to determine candidate support/focus of modeling</text:p>
                    </text:list-item>
                  </text:list>
                </text:list-item>
              </text:list>
            </text:list-item>
            <text:list-item>
              <text:p text:style-name="P2">1-10 scale, which became problematic (Show figure 1)</text:p>
              <text:list>
                <text:list-item>
                  <text:p text:style-name="P2">data is highly polarized </text:p>
                  <text:list>
                    <text:list-item>
                      <text:p text:style-name="P2">65% 1 or 10</text:p>
                    </text:list-item>
                    <text:list-item>
                      <text:p text:style-name="P2">10% undecided</text:p>
                    </text:list-item>
                  </text:list>
                </text:list-item>
                <text:list-item>
                  <text:p text:style-name="P2">suggested potential truncation</text:p>
                </text:list-item>
                <text:list-item>
                  <text:p text:style-name="P2">client's desires led me to dichotomize DV</text:p>
                </text:list-item>
              </text:list>
            </text:list-item>
          </text:list>
        </text:list-item>
        <text:list-item>
          <text:p text:style-name="P2">The 3 preexisting methodological types for Selection</text:p>
          <text:list>
            <text:list-item>
              <text:p text:style-name="P2">Stepwise and subset selection</text:p>
              <text:list>
                <text:list-item>
                  <text:p text:style-name="P2">Closest relation to method created </text:p>
                </text:list-item>
                <text:list-item>
                  <text:p text:style-name="P2">Create sets of models and select 'best' one according to criterion</text:p>
                </text:list-item>
                <text:list-item>
                  <text:p text:style-name="P2">Problems, as pointed out by Biostatastician Frank Harrell</text:p>
                  <text:list>
                    <text:list-item>
                      <text:p text:style-name="P2">Biased R2 to be high</text:p>
                    </text:list-item>
                    <text:list-item>
                      <text:p text:style-name="P2">Multicollinearity is nontrivial</text:p>
                    </text:list-item>
                    <text:list-item>
                      <text:p text:style-name="P2">doesn't substitute for thinking about the problem</text:p>
                    </text:list-item>
                  </text:list>
                </text:list-item>
              </text:list>
            </text:list-item>
            <text:list-item>
              <text:p text:style-name="P2">Penalized regression</text:p>
              <text:list>
                <text:list-item>
                  <text:p text:style-name="P2">Similar to OLS and GLM</text:p>
                </text:list-item>
                <text:list-item>
                  <text:p text:style-name="P2">adds penalty, allowing for shrinkage</text:p>
                  <text:list>
                    <text:list-item>
                      <text:p text:style-name="P2">(removal of irrelevant IVs)</text:p>
                    </text:list-item>
                  </text:list>
                </text:list-item>
                <text:list-item>
                  <text:p text:style-name="P2">No sensible way to deal with missing variables</text:p>
                </text:list-item>
              </text:list>
            </text:list-item>
            <text:list-item>
              <text:p text:style-name="P2">'Modern' Methods of Adaboost.M1 and random forest</text:p>
              <text:list>
                <text:list-item>
                  <text:p text:style-name="P2"><text:soft-page-break/>Can deal with missing variables </text:p>
                </text:list-item>
                <text:list-item>
                  <text:p text:style-name="P2">results were unimpressive at predicting/interpreting</text:p>
                  <text:list>
                    <text:list-item>
                      <text:p text:style-name="P2">AdaBoost used a lot of IVS and was hard to interpret</text:p>
                    </text:list-item>
                    <text:list-item>
                      <text:p text:style-name="P2">Random forest was simila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A Description of the BeSiVa Algorithm</text:p>
          <text:list>
            <text:list-item>
              <text:p text:style-name="P2">at heart, way of determining Ivs for glm regression</text:p>
            </text:list-item>
            <text:list-item>
              <text:p text:style-name="P2">uses logistic regression for campaign data</text:p>
            </text:list-item>
            <text:list-item>
              <text:p text:style-name="P2">Go through algorithm table.</text:p>
            </text:list-item>
          </text:list>
        </text:list-item>
        <text:list-item>
          <text:p text:style-name="P2">Limitations of BeSiVa's Initial Formulation</text:p>
          <text:list>
            <text:list-item>
              <text:p text:style-name="P2">Missing data may bias results</text:p>
            </text:list-item>
            <text:list-item>
              <text:p text:style-name="P2">Missings may cause inaccurate predictions (if the subset condition occurs)</text:p>
            </text:list-item>
            <text:list-item>
              <text:p text:style-name="P2">No way to deal w/situation where two variables are contributing but one isn't</text:p>
            </text:list-item>
          </text:list>
        </text:list-item>
        <text:list-item>
          <text:p text:style-name="P2">Comparison and Results</text:p>
          <text:list>
            <text:list-item>
              <text:p text:style-name="P2">Bootstrapped the data</text:p>
            </text:list-item>
            <text:list-item>
              <text:p text:style-name="P2">50 runs, taking different subsets for training and test data for each</text:p>
            </text:list-item>
            <text:list-item>
              <text:p text:style-name="P2">Put PCP for each method into categorization and regressed against category</text:p>
              <text:list>
                <text:list-item>
                  <text:p text:style-name="P2">(show table 2 and density plot, and discuss)</text:p>
                </text:list-item>
              </text:list>
            </text:list-item>
          </text:list>
        </text:list-item>
        <text:list-item>
          <text:p text:style-name="P2">Future Considerations</text:p>
          <text:list>
            <text:list-item>
              <text:p text:style-name="P2">Make this a function</text:p>
            </text:list-item>
            <text:list-item>
              <text:p text:style-name="P2">increase types of glm</text:p>
            </text:list-item>
            <text:list-item>
              <text:p text:style-name="P2">add things besides AIVs to selection format (i.e. priority ranking, go through text)</text:p>
            </text:list-item>
          </text:list>
        </text:list-item>
        <text:list-item>
          <text:p text:style-name="P2">To reiterate,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7138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Rogers</meta:initial-creator>
    <meta:creation-date>2014-12-12T13:33:28</meta:creation-date>
    <dc:date>2014-12-12T15:55:25</dc:date>
    <dc:creator>Benjamin Rogers</dc:creator>
    <meta:editing-duration>PT2H6M15S</meta:editing-duration>
    <meta:editing-cycles>162</meta:editing-cycles>
    <meta:generator>OpenOffice/4.1.1$Unix OpenOffice.org_project/411m6$Build-9775</meta:generator>
    <meta:document-statistic meta:table-count="0" meta:image-count="0" meta:object-count="0" meta:page-count="3" meta:paragraph-count="86" meta:word-count="627" meta:character-count="3632"/>
  </office:meta>
</office:document-meta>
</file>